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1C8000002247A839F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4.498cm" svg:x="4.3cm" svg:y="3.002cm">
          <draw:image xlink:href="Pictures/10000200000001C8000002247A839F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28T22:13:25</meta:creation-date>
    <dc:date>2013-01-28T22:16:00</dc:date>
    <dc:creator>MisterPup </dc:creator>
    <meta:editing-duration>P0D</meta:editing-duration>
    <meta:editing-cycles>1</meta:editing-cycles>
    <meta:document-statistic meta:object-count="1"/>
    <meta:generator>LibreOffice/3.5$Linux_X86_64 LibreOffice_project/dc9775d-05ecbee-0851ad3-1586698-727bf66</meta:generator>
  </office:meta>
</office:document-meta>
</file>